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70d51" officeooo:paragraph-rsid="00070d51"/>
    </style:style>
    <style:style style:name="P2" style:family="paragraph" style:parent-style-name="Standard">
      <style:text-properties style:text-underline-style="solid" style:text-underline-width="auto" style:text-underline-color="font-color" officeooo:rsid="000b51ff" officeooo:paragraph-rsid="00070d51"/>
    </style:style>
    <style:style style:name="P3" style:family="paragraph" style:parent-style-name="Standard" style:list-style-name="L1">
      <loext:graphic-properties draw:fill="none"/>
      <style:paragraph-properties fo:text-align="justify" style:justify-single-word="false" fo:background-color="transparent"/>
      <style:text-properties fo:font-style="normal" style:text-underline-style="none" officeooo:rsid="00070d51" officeooo:paragraph-rsid="00070d51" style:font-style-asian="normal" style:font-style-complex="normal"/>
    </style:style>
    <style:style style:name="P4" style:family="paragraph" style:parent-style-name="Standard">
      <loext:graphic-properties draw:fill="none"/>
      <style:paragraph-properties fo:text-align="justify" style:justify-single-word="false" fo:background-color="transparent"/>
      <style:text-properties fo:font-style="normal" style:text-underline-style="none" officeooo:rsid="00070d51" officeooo:paragraph-rsid="00070d51" style:font-style-asian="normal" style:font-style-complex="normal"/>
    </style:style>
    <style:style style:name="P5" style:family="paragraph" style:parent-style-name="Standard">
      <loext:graphic-properties draw:fill="none"/>
      <style:paragraph-properties fo:text-align="justify" style:justify-single-word="false" fo:background-color="transparent"/>
      <style:text-properties fo:font-style="normal" style:text-underline-style="none" officeooo:rsid="0008f0a6" officeooo:paragraph-rsid="000a3069" style:font-style-asian="normal" style:font-style-complex="normal"/>
    </style:style>
    <style:style style:name="P6" style:family="paragraph" style:parent-style-name="Standard">
      <loext:graphic-properties draw:fill="none"/>
      <style:paragraph-properties fo:text-align="justify" style:justify-single-word="false" fo:background-color="transparent"/>
      <style:text-properties fo:font-style="normal" style:text-underline-style="none" officeooo:rsid="000f9032" officeooo:paragraph-rsid="000f9032" style:font-style-asian="normal" style:font-style-complex="normal"/>
    </style:style>
    <style:style style:name="P7" style:family="paragraph" style:parent-style-name="Standard">
      <loext:graphic-properties draw:fill="none"/>
      <style:paragraph-properties fo:text-align="justify" style:justify-single-word="false" fo:background-color="transparent"/>
      <style:text-properties fo:font-style="normal" style:text-underline-style="none" officeooo:rsid="001089d5" officeooo:paragraph-rsid="001089d5" style:font-style-asian="normal" style:font-style-complex="normal"/>
    </style:style>
    <style:style style:name="P8" style:family="paragraph" style:parent-style-name="Standard">
      <loext:graphic-properties draw:fill="none"/>
      <style:paragraph-properties fo:text-align="justify" style:justify-single-word="false" fo:background-color="transparent"/>
      <style:text-properties fo:font-style="normal" style:text-underline-style="none" officeooo:rsid="0012231d" officeooo:paragraph-rsid="0012231d" style:font-style-asian="normal" style:font-style-complex="normal"/>
    </style:style>
    <style:style style:name="P9" style:family="paragraph" style:parent-style-name="Standard">
      <loext:graphic-properties draw:fill="none"/>
      <style:paragraph-properties fo:text-align="justify" style:justify-single-word="false" fo:background-color="transparent"/>
      <style:text-properties officeooo:paragraph-rsid="000f9032"/>
    </style:style>
    <style:style style:name="P10" style:family="paragraph" style:parent-style-name="Standard" style:master-page-name="">
      <loext:graphic-properties draw:fill="none"/>
      <style:paragraph-properties fo:margin-left="0cm" fo:margin-right="-1.199cm" fo:text-align="justify" style:justify-single-word="false" fo:text-indent="0cm" style:auto-text-indent="false" style:page-number="auto" fo:background-color="transparent"/>
      <style:text-properties fo:font-style="normal" style:text-underline-style="none" officeooo:rsid="00070d51" officeooo:paragraph-rsid="00070d51" style:font-style-asian="normal" style:font-style-complex="normal"/>
    </style:style>
    <style:style style:name="T1" style:family="text">
      <style:text-properties officeooo:rsid="0008f0a6"/>
    </style:style>
    <style:style style:name="T2" style:family="text">
      <style:text-properties fo:font-style="normal" style:text-underline-style="none" officeooo:rsid="000f9032" style:font-style-asian="normal" style:font-style-complex="normal"/>
    </style:style>
    <style:style style:name="T3" style:family="text">
      <style:text-properties officeooo:rsid="000a3069"/>
    </style:style>
    <style:style style:name="T4" style:family="text">
      <style:text-properties style:font-name="sans-serif" fo:font-size="10.5pt" fo:font-style="normal" style:text-underline-style="none" officeooo:rsid="000f9032" style:font-style-asian="normal" style:font-style-complex="normal"/>
    </style:style>
    <style:style style:name="T5" style:family="text">
      <style:text-properties style:font-name="Liberation Serif" fo:font-size="12pt" fo:font-style="normal" style:text-underline-style="none" officeooo:rsid="000f9032" style:font-size-asian="12pt" style:font-style-asian="normal" style:font-size-complex="12pt" style:font-style-complex="normal"/>
    </style:style>
    <style:style style:name="T6" style:family="text">
      <style:text-properties style:font-name="Liberation Serif" fo:font-size="12pt" fo:font-style="normal" style:text-underline-style="none" officeooo:rsid="001089d5" style:font-size-asian="12pt" style:font-style-asian="normal" style:font-size-complex="12pt" style:font-style-complex="normal"/>
    </style:style>
    <style:style style:name="T7" style:family="text">
      <style:text-properties style:font-name="Liberation Serif" fo:font-size="12pt" fo:font-style="normal" style:text-underline-style="none" officeooo:rsid="0012231d"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tations:</text:p>
      <text:p text:style-name="P2"/>
      <text:p text:style-name="P10">Citations were by Scopus for 11 Units of Assessment (<text:a xlink:type="simple" xlink:href="http://www.ref.ac.uk/2014/about/guidance/citationdata/" text:style-name="Internet_20_link" text:visited-style-name="Visited_20_Internet_20_Link">http://www.ref.ac.uk/2014/about/guidance/citationdata/</text:a>), with the following ones included in <text:span text:style-name="T1">the selected sample</text:span>:</text:p>
      <text:list xml:id="list4212372542939118094" text:style-name="L1">
        <text:list-item>
          <text:p text:style-name="P3">Public Health, Health Services and Primary Care (Panel A)</text:p>
        </text:list-item>
        <text:list-item>
          <text:p text:style-name="P3">Biological Sciences (Panel A)</text:p>
        </text:list-item>
        <text:list-item>
          <text:p text:style-name="P3">Physics (Panel B)</text:p>
        </text:list-item>
        <text:list-item>
          <text:p text:style-name="P3">Computer Science and Informatics (Panel B)</text:p>
        </text:list-item>
        <text:list-item>
          <text:p text:style-name="P3">Economics and Econometrics (Panel C)</text:p>
        </text:list-item>
      </text:list>
      <text:p text:style-name="P4"/>
      <text:p text:style-name="P5">According to the panel criteria and working methods, as supplied by the panel, (<text:a xlink:type="simple" xlink:href="http://www.ref.ac.uk/2014/pubs/2012-01/#d.en.69569" text:style-name="Internet_20_link" text:visited-style-name="Visited_20_Internet_20_Link">http://www.ref.ac.uk/2014/pubs/2012-01/#d.en.69569</text:a> ) the citation counts for Panel A, Panel B and Panel C where used as a supplementary tool <text:span text:style-name="T3">as part of the</text:span> indicat<text:span text:style-name="T3">ion of</text:span> academic significance <text:span text:style-name="T3">of the published work</text:span>. <text:s/><text:span text:style-name="T3">However when reviewing the published criteria, Panels A and B appeared to have given more emphasis on the citation count than Panel C, with Panel B even utilising additional citation data from Google Scholar as an indicator. Panel B criteria (</text:span><text:a xlink:type="simple" xlink:href="http://www.ref.ac.uk/2014/media/ref/content/pub/panelcriteriaandworkingmethods/01_12_2B.pdf" text:style-name="Internet_20_link" text:visited-style-name="Visited_20_Internet_20_Link"><text:span text:style-name="T3">http://www.ref.ac.uk/2014/media/ref/content/pub/panelcriteriaandworkingmethods/01_12_2B.pdf</text:span></text:a><text:span text:style-name="T3">) have specified that Google Scholar was accessed in a systematic way to observe if there was work highly cited outside of Scopus, which raises some issues. It does not specify if the Google Scholar citation data was retrieved during the same period for all papers and to what extent was this data used. <text:s/>Nevertheless , what one can interpret from the published criteria from these panels, is that the citation data should partly be responsible for the output assessment.</text:span></text:p>
      <text:p text:style-name="P5"/>
      <text:p text:style-name="P8">In the panel overview reports which were conducted after the REF 2014 process was finalised, Panel B results state that the citation data did not have any effect on the outcome of the ouput results. </text:p>
      <text:p text:style-name="P5"/>
      <text:p text:style-name="P7">#### Possibly the following section can go in the Litterature Review?####</text:p>
      <text:p text:style-name="P9"><text:span text:style-name="T2">Previous work on how citations could have influence the outcome of the REF 2014 scores have been performed by Alan Dix (</text:span><text:a xlink:type="simple" xlink:href="http://alandix.com/docs/ref2014/bib-2015-citations-and-ref-v2.pdf" text:style-name="Internet_20_link" text:visited-style-name="Visited_20_Internet_20_Link">http://alandix.com/docs/ref2014/bib-2015-citations-and-ref-v2.pdf</text:a><text:span text:style-name="T2">) In his work “</text:span><text:span text:style-name="T4">Citations and Sub-Area Bias in the UK Research Assessment Process”, </text:span><text:span text:style-name="T5">Alan Dix uses the REF 2014 results for the Computer Science and Informatics UOA to examine, among other analyses, if there is any bias within sub-panels resulting from citation counts</text:span><text:span text:style-name="T4"> . </text:span><text:span text:style-name="T5">What Alan Dix concluded from his results </text:span><text:span text:style-name="T6">contradicts the word done by Sloman</text:span><text:span text:style-name="T7">(</text:span></text:p>
      <text:p text:style-name="P6"/>
      <text:p text:style-name="P6">The hypothesis formed after reviewing the information above is:</text:p>
      <text:p text:style-name="P6"/>
      <text:p text:style-name="P6">The number of citations influence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15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5:12:28.619568216</meta:creation-date>
    <meta:generator>LibreOffice/5.1.6.2$Linux_X86_64 LibreOffice_project/10m0$Build-2</meta:generator>
    <dc:date>2017-12-08T16:17:59.320117670</dc:date>
    <meta:editing-duration>PT55M16S</meta:editing-duration>
    <meta:editing-cycles>9</meta:editing-cycles>
    <meta:document-statistic meta:table-count="0" meta:image-count="0" meta:object-count="0" meta:page-count="1" meta:paragraph-count="13" meta:word-count="356" meta:character-count="2367" meta:non-whitespace-character-count="2025"/>
  </office:meta>
</office:document-meta>
</file>